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187bad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1657a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fo:font-weight="bold" officeooo:rsid="00187bad" officeooo:paragraph-rsid="00187bad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1657a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87bad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  <style:text-properties officeooo:rsid="00187bad" officeooo:paragraph-rsid="00187bad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187bad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  <style:text-properties officeooo:paragraph-rsid="00187bad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1657a"/>
    </style:style>
    <style:style style:name="T3" style:family="text">
      <style:text-properties officeooo:rsid="0011657a" loext:padding="0.049cm" loext:border="0.06pt solid #e3e3e3"/>
    </style:style>
    <style:style style:name="T4" style:family="text">
      <style:text-properties officeooo:rsid="001426f7"/>
    </style:style>
    <style:style style:name="T5" style:family="text">
      <style:text-properties officeooo:rsid="0016502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d36f"/>
    </style:style>
    <style:style style:name="T8" style:family="text">
      <style:text-properties officeooo:rsid="00187ba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<text:line-break/>Kinco Var Converter használati útmutató</text:span></text:span></text:p>
      <text:p text:style-name="Horizontal_20_Line"/>
      <text:p text:style-name="P2"><text:span text:style-name="Strong_20_Emphasis"><text:span text:style-name="T1">Program leírása:</text:span></text:span></text:p>
      <text:p text:style-name="P3">A Kinco Var Converter egy olyan alkalmazás, amely lehetővé teszi a Kinco PLC projektekhez tartozó változókat <text:span text:style-name="T4">név alapján is elérhessük a Kinco DTools programon belül</text:span>. </text:p>
      <text:p text:style-name="Horizontal_20_Line"/>
      <text:p text:style-name="P2"><text:span text:style-name="Strong_20_Emphasis"><text:span text:style-name="T1">Telepítés és futtatás:</text:span></text:span></text:p>
      <text:p text:style-name="P2">A Kinco Var Converter programot két kattintással indíthatja. A következő lépéseket kell követnie:</text:p>
      <text:list text:style-name="L1">
        <text:list-item>
          <text:p text:style-name="P5"><text:span text:style-name="Strong_20_Emphasis"><text:span text:style-name="T1">Letöltés:</text:span></text:span> Töltse le a <text:span text:style-name="Source_20_Text"><text:span text:style-name="T1">kinco_var_converter.exe</text:span></text:span> fájlt <text:span text:style-name="T2">és </text:span><text:span text:style-name="Source_20_Text"><text:span text:style-name="T3">_internal</text:span></text:span> <text:span text:style-name="T2">mappákat </text:span>a számítógépére.</text:p>
        </text:list-item>
        <text:list-item>
          <text:p text:style-name="P6"><text:span text:style-name="Strong_20_Emphasis"><text:span text:style-name="T1">Indítás:</text:span></text:span></text:p>
          <text:list>
            <text:list-item>
              <text:p text:style-name="P7">Keresse meg a letöltött fájlt a számítógépén.</text:p>
            </text:list-item>
            <text:list-item>
              <text:p text:style-name="P8">Kattintson duplán a <text:span text:style-name="Source_20_Text"><text:span text:style-name="T1">kinco_var_converter.exe</text:span></text:span> fájlra.</text:p>
            </text:list-item>
            <text:list-item>
              <text:p text:style-name="P8"><text:span text:style-name="T4">A</text:span> program el fog indulni, és <text:span text:style-name="T4">meg kell adni </text:span>a Kinco PLC projekt mappájának elérési útvonalát</text:p>
            </text:list-item>
            <text:list-item>
              <text:p text:style-name="P8"><text:span text:style-name="T8">E</text:span><text:span text:style-name="T5">zután pedig a </text:span><text:span text:style-name="T8">változókat</text:span><text:span text:style-name="T5"> tartalmazó fájl nevét és helyét </text:span><text:span text:style-name="T8">kell megadni</text:span><text:span text:style-name="T5">.</text:span></text:p>
            </text:list-item>
          </text:list>
        </text:list-item>
      </text:list>
      <text:list text:style-name="L2">
        <text:list-item>
          <text:list>
            <text:list-item>
              <text:p text:style-name="P9">Ezután: <text:span text:style-name="T6">Változók Importálása a Kinco DTools Szoftverben</text:span>.</text:p>
            </text:list-item>
          </text:list>
        </text:list-item>
      </text:list>
      <text:p text:style-name="P1"/>
      <text:p text:style-name="P4">Változók Importálása a Kinco DTools Szoftverben:</text:p>
      <text:list text:style-name="L3">
        <text:list-item>
          <text:p text:style-name="P10">A <text:span text:style-name="T6">Lib → PLC Control</text:span> menüpont alatt található felugró ablakban válassza ki az <text:span text:style-name="T6">Add → Open Address Tag List → Import</text:span> gombokat.</text:p>
        </text:list-item>
        <text:list-item>
          <text:p text:style-name="P11">Ezután egyszerűen válassza ki a korábban <text:span text:style-name="T7">ezzel a programmal </text:span>átalakított CSV fájlt a listából, és az abban szereplő változó neveket azonnal fel lehet használni a HMI szoftveren belül.</text:p>
        </text:list-item>
      </text:list>
      <text:p text:style-name="Horizontal_20_Line"/>
      <text:p text:style-name="P2"><text:span text:style-name="Strong_20_Emphasis"><text:span text:style-name="T1">Megjegyzés:</text:span></text:span></text:p>
      <text:list text:style-name="L4">
        <text:list-item>
          <text:p text:style-name="P12">A program magyar és angol nyelven is elérhető. A használt nyelv a rendszer nyelvének függvényében változik.</text:p>
        </text:list-item>
        <text:list-item>
          <text:p text:style-name="P13">Az opcionális <text:span text:style-name="Source_20_Text"><text:span text:style-name="T1">debug</text:span></text:span> paraméter használata esetén a program hibakeresési módban fut, és részletes hibaüzeneteket jelenít me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5:05.943000000</meta:creation-date>
    <dc:date>2024-02-28T14:43:27.053000000</dc:date>
    <meta:editing-duration>PT18M18S</meta:editing-duration>
    <meta:editing-cycles>8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8" meta:word-count="206" meta:character-count="1363" meta:non-whitespace-character-count="1184"/>
  </office:meta>
</office:document-meta>
</file>